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TransactionTests.testNoTransaction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TransactionTests.testCglibTransactionProxyImplementsNo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vocationCounterInterceptor.invoke( MethodInvocation method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TransactionTests.testGetsAreNotTransactionalWithProxyFactory2Dynamic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FactoryTransactionTests.doTestGetsAreNotTransactional( final ITestBean testBea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BeanFactoryTransactionTests.getTransaction( @ Nullable TransactionDefinition de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FactoryTransactionTests.testGetsAreNotTransactionalWithProxyFactory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FactoryTransac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FactoryTransactionTests.testGetBeansOfTypeWith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TransactionTests.testDynamicTar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FactoryTransactionTests.commi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CounterPointcut.matches( Method method , @ Nullable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TransactionTests.rollback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TransactionTests.testGetsAreNotTransactionalWithProxyFactory2Cgli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TransactionTests.testGetsAreNotTransactionalWithProxyFactor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FactoryTransactionTests.testProxyFactory2Laz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